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6.209cm"/>
    </style:style>
    <style:style style:name="co3" style:family="table-column">
      <style:table-column-properties fo:break-before="auto" style:column-width="5.2cm"/>
    </style:style>
    <style:style style:name="co4" style:family="table-column">
      <style:table-column-properties fo:break-before="auto" style:column-width="5.8cm"/>
    </style:style>
    <style:style style:name="co5" style:family="table-column">
      <style:table-column-properties fo:break-before="auto" style:column-width="7.216cm"/>
    </style:style>
    <style:style style:name="ro1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f(x) = <text:s/>x^(2) +1</text:p>
          </table:table-cell>
          <table:table-cell/>
          <table:table-cell office:value-type="string" calcext:value-type="string">
            <text:p>X = 1</text:p>
          </table:table-cell>
          <table:table-cell office:value-type="string" calcext:value-type="string">
            <text:p>X = 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imite Inferio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imite Superi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teracion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lta X</text:p>
          </table:table-cell>
          <table:table-cell table:formula="of:=([.C4]-[.C3])/[.C5]"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Suma de Rectángul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style-name="ce2" office:value-type="string" calcext:value-type="string">
            <text:p>Area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table:formula="of:=[.C3]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table:formula="of:=[.C11]+[.C$6]" office:value-type="float" office:value="1.5" calcext:value-type="float">
            <text:p>1,5</text:p>
          </table:table-cell>
          <table:table-cell table:style-name="ce3" table:formula="of:=([.C12]^(2))+1" office:value-type="float" office:value="3.25" calcext:value-type="float">
            <text:p>3,25</text:p>
          </table:table-cell>
          <table:table-cell table:style-name="ce3" table:formula="of:=[.C$6]*[.D12]" office:value-type="float" office:value="1.625" calcext:value-type="float">
            <text:p>1,625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table:formula="of:=[.C12]+[.C$6]" office:value-type="float" office:value="2" calcext:value-type="float">
            <text:p>2</text:p>
          </table:table-cell>
          <table:table-cell table:style-name="ce3" table:formula="of:=([.C13]^(2))+1" office:value-type="float" office:value="5" calcext:value-type="float">
            <text:p>5</text:p>
          </table:table-cell>
          <table:table-cell table:style-name="ce3" table:formula="of:=[.C$6]*[.D13]" office:value-type="float" office:value="2.5" calcext:value-type="float">
            <text:p>2,5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table:formula="of:=[.C13]+[.C$6]" office:value-type="float" office:value="2.5" calcext:value-type="float">
            <text:p>2,5</text:p>
          </table:table-cell>
          <table:table-cell table:style-name="ce3" table:formula="of:=([.C14]^(2))+1" office:value-type="float" office:value="7.25" calcext:value-type="float">
            <text:p>7,25</text:p>
          </table:table-cell>
          <table:table-cell table:style-name="ce3" table:formula="of:=[.C$6]*[.D14]" office:value-type="float" office:value="3.625" calcext:value-type="float">
            <text:p>3,625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table:formula="of:=[.C14]+[.C$6]" office:value-type="float" office:value="3" calcext:value-type="float">
            <text:p>3</text:p>
          </table:table-cell>
          <table:table-cell table:style-name="ce3" table:formula="of:=([.C15]^(2))+1" office:value-type="float" office:value="10" calcext:value-type="float">
            <text:p>10</text:p>
          </table:table-cell>
          <table:table-cell table:style-name="ce3" table:formula="of:=[.C$6]*[.D15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Valor Aproximado</text:p>
          </table:table-cell>
          <table:table-cell table:style-name="ce3" table:formula="of:=SUM([.E11:.E15])" office:value-type="float" office:value="12.75" calcext:value-type="float">
            <text:p>12,7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Valor Real</text:p>
          </table:table-cell>
          <table:table-cell table:style-name="ce6" table:formula="of:=32/3" office:value-type="float" office:value="10.6666666666667" calcext:value-type="float">
            <text:p>10,666666666666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Error Absoluto</text:p>
          </table:table-cell>
          <table:table-cell table:style-name="ce3" table:formula="of:=ABS(([.E17]-[.E16])/[.E17])" office:value-type="float" office:value="0.1953125" calcext:value-type="float">
            <text:p>0,195312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Error Relativo</text:p>
          </table:table-cell>
          <table:table-cell table:style-name="ce3" table:formula="of:=[.E18]*100" office:value-type="float" office:value="19.53125" calcext:value-type="float">
            <text:p>19,5312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Punto Medi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unto Medio</text:p>
          </table:table-cell>
          <table:table-cell table:style-name="ce2" office:value-type="string" calcext:value-type="string">
            <text:p>f(x)</text:p>
          </table:table-cell>
          <table:table-cell table:style-name="ce2" office:value-type="string" calcext:value-type="string">
            <text:p>Area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table:formula="of:=[.C25]+[.C$6]" office:value-type="float" office:value="1.5" calcext:value-type="float">
            <text:p>1,5</text:p>
          </table:table-cell>
          <table:table-cell table:style-name="ce3" office:value-type="float" office:value="1.25" calcext:value-type="float">
            <text:p>1,25</text:p>
          </table:table-cell>
          <table:table-cell table:style-name="ce3" table:formula="of:=[.D26]^(2)+1" office:value-type="float" office:value="2.5625" calcext:value-type="float">
            <text:p>2,5625</text:p>
          </table:table-cell>
          <table:table-cell table:style-name="ce3" table:formula="of:=[.C$6]*[.E26]" office:value-type="float" office:value="1.28125" calcext:value-type="float">
            <text:p>1,28125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table:formula="of:=[.C26]+[.C$6]" office:value-type="float" office:value="2" calcext:value-type="float">
            <text:p>2</text:p>
          </table:table-cell>
          <table:table-cell table:style-name="ce3" table:formula="of:=[.D26]+[.C$6]" office:value-type="float" office:value="1.75" calcext:value-type="float">
            <text:p>1,75</text:p>
          </table:table-cell>
          <table:table-cell table:style-name="ce3" table:formula="of:=[.D27]^(2)+1" office:value-type="float" office:value="4.0625" calcext:value-type="float">
            <text:p>4,0625</text:p>
          </table:table-cell>
          <table:table-cell table:style-name="ce3" table:formula="of:=[.C$6]*[.E27]" office:value-type="float" office:value="2.03125" calcext:value-type="float">
            <text:p>2,03125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table:formula="of:=[.C27]+[.C$6]" office:value-type="float" office:value="2.5" calcext:value-type="float">
            <text:p>2,5</text:p>
          </table:table-cell>
          <table:table-cell table:style-name="ce3" table:formula="of:=[.D27]+[.C$6]" office:value-type="float" office:value="2.25" calcext:value-type="float">
            <text:p>2,25</text:p>
          </table:table-cell>
          <table:table-cell table:style-name="ce3" table:formula="of:=[.D28]^(2)+1" office:value-type="float" office:value="6.0625" calcext:value-type="float">
            <text:p>6,0625</text:p>
          </table:table-cell>
          <table:table-cell table:style-name="ce3" table:formula="of:=[.C$6]*[.E28]" office:value-type="float" office:value="3.03125" calcext:value-type="float">
            <text:p>3,03125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table:formula="of:=[.C28]+[.C$6]" office:value-type="float" office:value="3" calcext:value-type="float">
            <text:p>3</text:p>
          </table:table-cell>
          <table:table-cell table:style-name="ce3" table:formula="of:=[.D28]+[.C$6]" office:value-type="float" office:value="2.75" calcext:value-type="float">
            <text:p>2,75</text:p>
          </table:table-cell>
          <table:table-cell table:style-name="ce3" table:formula="of:=[.D29]^(2)+1" office:value-type="float" office:value="8.5625" calcext:value-type="float">
            <text:p>8,5625</text:p>
          </table:table-cell>
          <table:table-cell table:style-name="ce3" table:formula="of:=[.C$6]*[.E29]" office:value-type="float" office:value="4.28125" calcext:value-type="float">
            <text:p>4,2812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Valor Aproximado</text:p>
          </table:table-cell>
          <table:table-cell table:style-name="ce3" table:formula="of:=SUM([.F26:.F29])" office:value-type="float" office:value="10.625" calcext:value-type="float">
            <text:p>10,62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Valor Real</text:p>
          </table:table-cell>
          <table:table-cell table:style-name="ce6" table:formula="of:=32/3" office:value-type="float" office:value="10.6666666666667" calcext:value-type="float">
            <text:p>10,666666666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Error Absoluto</text:p>
          </table:table-cell>
          <table:table-cell table:style-name="ce3" table:formula="of:=ABS(([.F31]-[.F30])/[.F31])" office:value-type="float" office:value="0.00390624999999994" calcext:value-type="float">
            <text:p>0,0039062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Error Relativo</text:p>
          </table:table-cell>
          <table:table-cell table:style-name="ce3" table:formula="of:=[.F32]*100" office:value-type="float" office:value="0.390624999999994" calcext:value-type="float">
            <text:p>0,39062499999999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Regla del Trapeci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style-name="ce2" office:value-type="string" calcext:value-type="string">
            <text:p>Area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table:formula="of:=[.C39]+[.C$6]" office:value-type="float" office:value="1.5" calcext:value-type="float">
            <text:p>1,5</text:p>
          </table:table-cell>
          <table:table-cell table:style-name="ce3" table:formula="of:=([.C40]^(2))+1" office:value-type="float" office:value="3.25" calcext:value-type="float">
            <text:p>3,25</text:p>
          </table:table-cell>
          <table:table-cell table:style-name="ce3" table:formula="of:=([.C$6]/2)*[.D40]" office:value-type="float" office:value="0.8125" calcext:value-type="float">
            <text:p>0,8125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table:formula="of:=[.C40]+[.C$6]" office:value-type="float" office:value="2" calcext:value-type="float">
            <text:p>2</text:p>
          </table:table-cell>
          <table:table-cell table:style-name="ce3" table:formula="of:=2*(([.C41]^(2))+1)" office:value-type="float" office:value="10" calcext:value-type="float">
            <text:p>10</text:p>
          </table:table-cell>
          <table:table-cell table:style-name="ce3" table:formula="of:=([.C$6]/2)*[.D41]" office:value-type="float" office:value="2.5" calcext:value-type="float">
            <text:p>2,5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table:formula="of:=[.C41]+[.C$6]" office:value-type="float" office:value="2.5" calcext:value-type="float">
            <text:p>2,5</text:p>
          </table:table-cell>
          <table:table-cell table:style-name="ce3" table:formula="of:=2*(([.C42]^(2))+1)" office:value-type="float" office:value="14.5" calcext:value-type="float">
            <text:p>14,5</text:p>
          </table:table-cell>
          <table:table-cell table:style-name="ce3" table:formula="of:=([.C$6]/2)*[.D42]" office:value-type="float" office:value="3.625" calcext:value-type="float">
            <text:p>3,625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table:formula="of:=[.C42]+[.C$6]" office:value-type="float" office:value="3" calcext:value-type="float">
            <text:p>3</text:p>
          </table:table-cell>
          <table:table-cell table:style-name="ce3" table:formula="of:=([.C43]^(2))+1" office:value-type="float" office:value="10" calcext:value-type="float">
            <text:p>10</text:p>
          </table:table-cell>
          <table:table-cell table:style-name="ce3" table:formula="of:=([.C$6]/2)*[.D43]" office:value-type="float" office:value="2.5" calcext:value-type="float">
            <text:p>2,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Valor Aproximado</text:p>
          </table:table-cell>
          <table:table-cell table:style-name="ce3" table:formula="of:=SUM([.E39:.E43])" office:value-type="float" office:value="9.4375" calcext:value-type="float">
            <text:p>9,437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Valor Real</text:p>
          </table:table-cell>
          <table:table-cell table:style-name="ce6" table:formula="of:=32/3" office:value-type="float" office:value="10.6666666666667" calcext:value-type="float">
            <text:p>10,666666666666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Error Absoluto</text:p>
          </table:table-cell>
          <table:table-cell table:style-name="ce3" table:formula="of:=ABS(([.E45]-[.E44])/[.E45])" office:value-type="float" office:value="0.115234375" calcext:value-type="float">
            <text:p>0,11523437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Error Relativo</text:p>
          </table:table-cell>
          <table:table-cell table:style-name="ce3" table:formula="of:=[.E46]*100" office:value-type="float" office:value="11.5234375" calcext:value-type="float">
            <text:p>11,5234375</text:p>
          </table:table-cell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1T14:29:39.893675748</meta:creation-date>
    <dc:date>2020-06-11T15:48:13.381176284</dc:date>
    <meta:editing-duration>PT1M2S</meta:editing-duration>
    <meta:editing-cycles>1</meta:editing-cycles>
    <meta:document-statistic meta:table-count="1" meta:cell-count="112" meta:object-count="0"/>
    <meta:generator>LibreOffice/6.3.5.2$Linux_X86_64 LibreOffice_project/30$Build-2</meta:generator>
  </office:meta>
</office:document-meta>
</file>